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C41DBCF72505EC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603cm" svg:y="2.725cm" svg:width="20.604cm" svg:height="13.032cm" draw:z-index="0"><draw:image xlink:href="Pictures/100002010000055600000300C41DBCF72505ECC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7:23:42.154443493</meta:creation-date>
    <dc:date>2019-09-07T17:34:54.209851042</dc:date>
    <meta:editing-duration>PT11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